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07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</style:style>
    <style:style style:name="P10" style:family="paragraph" style:parent-style-name="Standard">
      <style:paragraph-properties fo:line-height="150%" fo:break-before="auto" fo:break-after="auto" style:writing-mode="lr-tb"/>
    </style:style>
    <style:style style:name="P11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12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3" style:family="paragraph" style:parent-style-name="Standard" style:list-style-name="LS1">
      <style:paragraph-properties fo:margin-top="0cm" fo:margin-bottom="0cm" style:contextual-spacing="false" fo:line-height="150%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4" style:family="paragraph" style:parent-style-name="Standard">
      <style:paragraph-properties fo:line-height="150%" style:writing-mode="lr-tb"/>
    </style:style>
    <style:style style:name="P15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3">Aluno</text:span><text:span text:style-name="T2">: Jonathan da Silva Pereira<text:tab/><text:tab/><text:tab/><text:tab/><text:tab/><text:tab/></text:span><text:span text:style-name="T3">Data:</text:span><text:span text:style-name="T2"> 04/10/2013</text:span></text:p>
      <text:p text:style-name="P5"><text:span text:style-name="T3">Fase/Iteração:</text:span><text:span text:style-name="T2"> Iteração 1<text:tab/><text:tab/><text:tab/><text:tab/><text:tab/></text:span><text:span text:style-name="T3">Esforço Total:</text:span><text:span text:style-name="T2"> 4 horas</text:span></text:p>
      <text:p text:style-name="P6"/>
      <text:p text:style-name="P5"><text:span text:style-name="T3">Atividade: Estudo do Escopo do Projeto</text:span><text:span text:style-name="T2"><text:tab/><text:tab/><text:tab/></text:span><text:span text:style-name="T3">Esforço: 3 horas</text:span></text:p>
      <text:p text:style-name="P6">Descrição: Estudar o escopo do projeto<text:tab/><text:tab/></text:p>
      <text:p text:style-name="P6">Produtos: Conhecimento sobre o projeto</text:p>
      <text:p text:style-name="P6">Equipe: Jonathan da Silva Pereira</text:p>
      <text:p text:style-name="P15">Artefato: Não se aplica</text:p>
      <text:p text:style-name="P8"><text:span text:style-name="T3"/></text:p>
      <text:p text:style-name="P14"><text:span text:style-name="T3"/></text:p>
      <text:p text:style-name="P14"><text:span text:style-name="T3">Atividade: Atribuição das Atividades Iniciais de GQA</text:span><text:span text:style-name="T2"><text:tab/><text:tab/></text:span><text:span text:style-name="T3">Esforço: 1 hora</text:span></text:p>
      <text:p text:style-name="P5"><text:span text:style-name="T2">Descrição: Atribuir atividades iniciais de GQA aos membros do grupo.</text:span></text:p>
      <text:p text:style-name="P5"><text:span text:style-name="T2">Produtos: Não se aplica</text:span></text:p>
      <text:p text:style-name="P6">Equipe: Jonathan da Silva Pereira</text:p>
      <text:p text:style-name="P15">Artefato: Não se aplica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/>
      <text:p text:style-name="P1"><text:tab/></text:p>
      <text:list xml:id="list15719292991" text:style-name="LS1">
        <text:list-item>
          <text:list>
            <text:list-item>
              <text:p text:style-name="P13"/>
            </text:list-item>
          </text:list>
        </text:list-item>
      </text:list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 de Software – Instituto de Informática – Universidade Federal de Goiás</text:span></text:p>
        <text:p text:style-name="MP2"><text:span text:style-name="MT1">RELPREV- Relatório de Prevenção de Acidentes</text:span>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editing-cycles>2</meta:editing-cycles>
    <meta:editing-duration>P0D</meta:editing-duration>
    <meta:creation-date>2013-10-04T19:36:54</meta:creation-date>
    <dc:date>2013-10-04T20:11:53</dc:date>
    <meta:document-statistic meta:table-count="0" meta:image-count="0" meta:object-count="0" meta:page-count="1" meta:paragraph-count="17" meta:word-count="96" meta:character-count="657" meta:non-whitespace-character-count="560"/>
  </office:meta>
</office:document-meta>
</file>